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tyle:font-face style:name="cascadia code" svg:font-family="'cascadia code', 'Droid Sans Mono', monospace, monospace, 'Droid Sans Fallback'"/>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14887"/>
    </style:style>
    <style:style style:name="P2" style:family="paragraph" style:parent-style-name="Text_20_body">
      <style:text-properties style:font-name="Poppins" fo:font-size="20pt" fo:font-weight="bold" officeooo:rsid="00166ee0" officeooo:paragraph-rsid="00114887" style:font-name-asian="Noto Sans CJK SC" style:font-size-asian="20pt" style:font-weight-asian="bold" style:font-name-complex="Lohit Devanagari" style:font-size-complex="20pt" style:font-weight-complex="bold"/>
    </style:style>
    <style:style style:name="P3" style:family="paragraph" style:parent-style-name="Text_20_body">
      <style:text-properties officeooo:paragraph-rsid="00114887"/>
    </style:style>
    <style:style style:name="P4" style:family="paragraph" style:parent-style-name="Text_20_body" style:list-style-name="L2">
      <style:text-properties officeooo:rsid="00114887" officeooo:paragraph-rsid="00114887"/>
    </style:style>
    <style:style style:name="P5" style:family="paragraph" style:parent-style-name="Text_20_body">
      <style:text-properties officeooo:rsid="00114887" officeooo:paragraph-rsid="00114887"/>
    </style:style>
    <style:style style:name="P6" style:family="paragraph" style:parent-style-name="Text_20_body" style:list-style-name="L3">
      <style:text-properties officeooo:rsid="00114887" officeooo:paragraph-rsid="00114887"/>
    </style:style>
    <style:style style:name="P7" style:family="paragraph" style:parent-style-name="Text_20_body" style:list-style-name="L2">
      <style:text-properties officeooo:paragraph-rsid="00114887"/>
    </style:style>
    <style:style style:name="P8" style:family="paragraph" style:parent-style-name="Text_20_body" style:list-style-name="L3">
      <style:text-properties officeooo:rsid="00130cf0" officeooo:paragraph-rsid="00130cf0"/>
    </style:style>
    <style:style style:name="T1" style:family="text">
      <style:text-properties style:font-name="Poppins" fo:font-size="20pt" fo:font-weight="bold" officeooo:rsid="00166ee0" style:font-name-asian="Noto Sans CJK SC" style:font-size-asian="20pt" style:font-weight-asian="bold" style:font-name-complex="Lohit Devanagari" style:font-size-complex="20pt" style:font-weight-complex="bold"/>
    </style:style>
    <style:style style:name="T2" style:family="text">
      <style:text-properties style:font-name="Poppins" fo:font-size="20pt" fo:font-weight="bold" officeooo:rsid="00114887" style:font-name-asian="Noto Sans CJK SC" style:font-size-asian="20pt" style:font-weight-asian="bold" style:font-name-complex="Lohit Devanagari" style:font-size-complex="20pt" style:font-weight-complex="bold"/>
    </style:style>
    <style:style style:name="T3" style:family="text">
      <style:text-properties style:font-name="Times New Roman" fo:font-size="12pt" fo:font-weight="normal" style:font-name-asian="Noto Sans CJK SC" style:font-size-asian="10.5pt" style:font-weight-asian="normal" style:font-name-complex="Lohit Devanagari" style:font-size-complex="12pt" style:font-weight-complex="normal"/>
    </style:style>
    <style:style style:name="T4" style:family="text">
      <style:text-properties style:font-name="Times New Roman" fo:font-size="12pt" fo:font-weight="normal" officeooo:rsid="0017a2a6" style:font-name-asian="Noto Sans CJK SC" style:font-size-asian="10.5pt" style:font-weight-asian="normal" style:font-name-complex="Lohit Devanagari" style:font-size-complex="12pt" style:font-weight-complex="normal"/>
    </style:style>
    <style:style style:name="T5" style:family="text">
      <style:text-properties style:font-name="Times New Roman" fo:font-size="12pt" fo:font-weight="normal" officeooo:rsid="00114887" style:font-name-asian="Noto Sans CJK SC" style:font-size-asian="10.5pt" style:font-weight-asian="normal" style:font-name-complex="Lohit Devanagari" style:font-size-complex="12pt" style:font-weight-complex="normal"/>
    </style:style>
    <style:style style:name="T6" style:family="text">
      <style:text-properties officeooo:rsid="00130cf0"/>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7</text:span><text:span text:style-name="T1">. </text:span><text:span text:style-name="T2">Dönüm Noktası</text:span></text:h>
      <text:p text:style-name="P2"/>
      <text:p text:style-name="P3"><text:span text:style-name="T1"><text:tab/></text:span><text:span text:style-name="T4">Triolog </text:span><text:span text:style-name="T5">projesinin dönüm noktaları/kırılma anları için;</text:span></text:p>
      <text:list xml:id="list1006623233" text:style-name="L2">
        <text:list-item>
          <text:p text:style-name="P4"><text:span text:style-name="T3">Sürükle bırak yöntemi ile araçlar panelinden seçilen bir aracın, araçlar panelinden çalışma alanına bırakılması ve çalışma alanı içerisinde de o kabiliyeti kaybetmeden yine çalışma alanı içerisinde başka noktalara taşınıp bırakılabilir olması</text:span></text:p>
        </text:list-item>
        <text:list-item>
          <text:p text:style-name="P4"><text:span text:style-name="T3">Birden çok araç arasında bir ok yardımı ile bağlantı kurulabilir olması ve bu bağlantıların işlem önceliği göz edilerek kayıt altında tutulması</text:span></text:p>
        </text:list-item>
        <text:list-item>
          <text:p text:style-name="P4"><text:span text:style-name="T3">Sürükle bırak ile seçilen aracın çalışma paneli dışında bir noktaya bırakılması</text:span></text:p>
        </text:list-item>
        <text:list-item>
          <text:p text:style-name="P7"><text:span text:style-name="T5">Seçilen araca ekstra sağ tıklama ile işlem, sayı veya özellik eklenebilir olması</text:span></text:p>
        </text:list-item>
        <text:list-item>
          <text:p text:style-name="P4"><text:span text:style-name="T3">Çalışma panelinde “çalıştır” butonuna tıklanıldıktan sonra araçlar arası sonuç aktarılabilmesi ve en son aracın işlem sonucu ile birleştirilebilir olması</text:span></text:p>
        </text:list-item>
      </text:list>
      <text:p text:style-name="P5"><text:span text:style-name="T3"><text:tab/>ve bu kırılma noktaları için gerçekleştirilen çözümler;</text:span></text:p>
      <text:p text:style-name="P5"><text:span text:style-name="T3"/></text:p>
      <text:list xml:id="list3775192398" text:style-name="L3">
        <text:list-item>
          <text:p text:style-name="P6"><text:span text:style-name="T3">React.js ve npm destekli React-DND paketi kullanılarak araca özel draggable(sürüklenebilirlik) özelliği eklenmesi ve bu sürüklemelerin sonunda drop(bırak) işlevine iki(2) adet farklı yöntem/fonksiyon atanması ile birlikte hem aracın araçlar panelinden çalışma paneline sürüklenebilmesi hem de çalışma paneli içerisinde o kabiliyeti sürdürebilir olması sağlanmıştır</text:span></text:p>
        </text:list-item>
        <text:list-item>
          <text:p text:style-name="P6">Yine React.js tarafında sağlanan React-XArrrow paketi sayesinde arayüz panele ok veya takip aracı eklenebiliyor olması sayesinde araçlar arası oklar ile bağlama ve bu bağlama sırasında hangi araçların bağlanacağı yine araçlara atanan id(bağımsız anahtar) ile sağlanmıştır. İlk sisteme bırakılan ok aracından son araca kadar sistemde Redux durum yönetim kütüphanesi üzerinde tüm işlevler ve araçlar arası bağlantılar kayıt altında tutulmaktadır.</text:p>
        </text:list-item>
        <text:list-item>
          <text:p text:style-name="P6">Sürükle işlevinden sonra bırak işlevi sırasında aracın bırakıldığı noktasının tarayıcı üzerinde X ve Y koordinatları alınarak <text:span text:style-name="T6">çalışma paneli alanının dışında olup olmadığı kontrolü ile aracın dış panellere bırakılması engellenebilir.</text:span></text:p>
        </text:list-item>
        <text:list-item>
          <text:p text:style-name="P8">Aracın <text:span text:style-name="T7">onContext</text:span> işlevine atanan bir yeni context(içerik) menüsü ile sağ tıklanılması olayı <text:span text:style-name="T7">onClick</text:span> olayından yakalanarak araca özgü menü gösterilebilir.</text:p>
        </text:list-item>
        <text:list-item>
          <text:p text:style-name="P8">İlk bağlanılan son bağlanılan ok aracına kadar tüm sistemde Redux kayıtçıları üzerinde tutulan kayıt sırası takip edilerek işlemler en baştan sona kadar takip edilebilir ve sonuçlandırılabili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tyle:font-face style:name="cascadia code" svg:font-family="'cascadia code', 'Droid Sans Mono', monospace, monospace, 'Droid Sans Fallback'"/>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09:58:08.862757334</meta:creation-date>
    <dc:date>2021-09-25T10:14:30.756990575</dc:date>
    <meta:editing-duration>PT3M31S</meta:editing-duration>
    <meta:editing-cycles>1</meta:editing-cycles>
    <meta:document-statistic meta:table-count="0" meta:image-count="0" meta:object-count="0" meta:page-count="1" meta:paragraph-count="13" meta:word-count="294" meta:character-count="2232" meta:non-whitespace-character-count="1959"/>
    <meta:generator>LibreOffice/6.4.7.2$Linux_X86_64 LibreOffice_project/40$Build-2</meta:generator>
  </office:meta>
</office:document-meta>
</file>